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text:list-style style:name="LFO7">
      <text:list-level-style-number text:level="1" style:num-suffix="-" style:num-format="1">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text:list-style style:name="LFO8">
      <text:list-level-style-number text:level="1" style:num-suffix="-" style:num-format="1">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style:style style:name="P1" style:parent-style-name="Normal" style:master-page-name="MP0" style:family="paragraph">
      <style:paragraph-properties fo:break-before="page" fo:text-align="justify" fo:margin-left="-0.5909in" fo:margin-right="-0.7881in">
        <style:tab-stops/>
      </style:paragraph-properties>
    </style:style>
    <style:style style:name="P2" style:parent-style-name="Normal" style:family="paragraph">
      <style:paragraph-properties fo:text-align="justify" fo:margin-left="-0.5909in" fo:margin-right="-0.7881in">
        <style:tab-stops/>
      </style:paragraph-properties>
    </style:style>
    <style:style style:name="P3" style:parent-style-name="Normal" style:family="paragraph">
      <style:paragraph-properties fo:text-align="justify" fo:margin-left="-0.5909in" fo:margin-right="-0.7881in">
        <style:tab-stops/>
      </style:paragraph-properties>
    </style:style>
    <style:style style:name="P4" style:parent-style-name="Normal" style:family="paragraph">
      <style:paragraph-properties fo:text-align="justify" fo:margin-left="-0.5909in" fo:margin-right="-0.7881in">
        <style:tab-stops/>
      </style:paragraph-properties>
    </style:style>
    <style:style style:name="P5" style:parent-style-name="Normal" style:family="paragraph">
      <style:paragraph-properties fo:text-align="justify" fo:margin-left="-0.5909in" fo:margin-right="-0.7881in">
        <style:tab-stops/>
      </style:paragraph-properties>
    </style:style>
    <style:style style:name="P6" style:parent-style-name="Normal" style:family="paragraph">
      <style:paragraph-properties fo:text-align="justify" fo:margin-left="-0.5909in" fo:margin-right="-0.7881in">
        <style:tab-stops/>
      </style:paragraph-properties>
    </style:style>
    <style:style style:name="P7" style:parent-style-name="Normal" style:family="paragraph">
      <style:paragraph-properties fo:text-align="justify" fo:margin-left="-0.5909in" fo:margin-right="-0.7881in">
        <style:tab-stops/>
      </style:paragraph-properties>
    </style:style>
    <style:style style:name="P8" style:parent-style-name="Normal" style:family="paragraph">
      <style:paragraph-properties fo:text-align="justify" fo:margin-left="-0.5909in" fo:margin-right="-0.7881in">
        <style:tab-stops/>
      </style:paragraph-properties>
    </style:style>
    <style:style style:name="P9" style:parent-style-name="Normal" style:family="paragraph">
      <style:paragraph-properties fo:text-align="justify" fo:margin-left="-0.5909in" fo:margin-right="-0.7881in">
        <style:tab-stops/>
      </style:paragraph-properties>
    </style:style>
    <style:style style:name="P10" style:parent-style-name="Normal" style:family="paragraph">
      <style:paragraph-properties fo:text-align="justify" fo:margin-left="-0.5909in" fo:margin-right="-0.7881in">
        <style:tab-stops/>
      </style:paragraph-properties>
      <style:text-properties fo:language="en" fo:country="GB"/>
    </style:style>
    <style:style style:name="P11" style:parent-style-name="Normal" style:family="paragraph">
      <style:paragraph-properties fo:text-align="justify" fo:margin-left="-0.5909in" fo:margin-right="-0.7881in">
        <style:tab-stops/>
      </style:paragraph-properties>
      <style:text-properties fo:language="en" fo:country="GB"/>
    </style:style>
    <style:style style:name="P12" style:parent-style-name="Normal" style:family="paragraph">
      <style:paragraph-properties fo:text-align="justify" fo:margin-left="-0.5909in" fo:margin-right="-0.7881in">
        <style:tab-stops/>
      </style:paragraph-properties>
      <style:text-properties fo:language="en" fo:country="GB"/>
    </style:style>
    <style:style style:name="P13" style:parent-style-name="Normal" style:family="paragraph">
      <style:paragraph-properties fo:text-align="justify" fo:margin-left="-0.5909in" fo:margin-right="-0.7881in">
        <style:tab-stops/>
      </style:paragraph-properties>
      <style:text-properties fo:language="en" fo:country="GB"/>
    </style:style>
    <style:style style:name="P14" style:parent-style-name="Normal" style:family="paragraph">
      <style:paragraph-properties fo:text-align="justify" fo:margin-left="-0.5909in" fo:margin-right="-0.7881in">
        <style:tab-stops/>
      </style:paragraph-properties>
    </style:style>
    <style:style style:name="P15" style:parent-style-name="Normal" style:family="paragraph">
      <style:paragraph-properties fo:text-align="justify" fo:margin-left="-0.5909in" fo:margin-right="-0.7881in">
        <style:tab-stops/>
      </style:paragraph-properties>
    </style:style>
    <style:style style:name="P16" style:parent-style-name="Normal" style:family="paragraph">
      <style:paragraph-properties fo:text-align="justify" fo:margin-left="-0.5909in" fo:margin-right="-0.7881in">
        <style:tab-stops/>
      </style:paragraph-properties>
      <style:text-properties fo:language="en" fo:country="GB"/>
    </style:style>
    <style:style style:name="P17" style:parent-style-name="Normal" style:family="paragraph">
      <style:paragraph-properties fo:text-align="justify" fo:margin-left="-0.5909in" fo:margin-right="-0.7881in">
        <style:tab-stops/>
      </style:paragraph-properties>
    </style:style>
    <style:style style:name="P18" style:parent-style-name="Normal" style:family="paragraph">
      <style:paragraph-properties fo:text-align="justify" fo:margin-left="-0.5909in" fo:margin-right="-0.7881in">
        <style:tab-stops/>
      </style:paragraph-properties>
    </style:style>
    <style:style style:name="P19" style:parent-style-name="Normal" style:family="paragraph">
      <style:paragraph-properties fo:text-align="justify" fo:margin-left="-0.5909in" fo:margin-right="-0.7881in">
        <style:tab-stops/>
      </style:paragraph-properties>
      <style:text-properties fo:language="en" fo:country="GB"/>
    </style:style>
    <style:style style:name="P2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anguage="en" fo:country="GB"/>
    </style:style>
    <style:style style:name="P21"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2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23"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anguage="en" fo:country="GB"/>
    </style:style>
    <style:style style:name="P2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anguage="en" fo:country="GB"/>
    </style:style>
    <style:style style:name="P25"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26"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anguage="en" fo:country="GB"/>
    </style:style>
    <style:style style:name="P27"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anguage="en" fo:country="GB"/>
    </style:style>
    <style:style style:name="P2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anguage="en" fo:country="GB"/>
    </style:style>
    <style:style style:name="P2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T30" style:parent-style-name="Fuentedepárrafopredeter." style:family="text">
      <style:text-properties fo:language="en" fo:country="GB"/>
    </style:style>
    <style:style style:name="P31"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9pt" style:font-size-asian="9pt" style:font-size-complex="9pt" fo:language="en" fo:country="GB"/>
    </style:style>
    <style:style style:name="P3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9pt" style:font-size-asian="9pt" style:font-size-complex="9pt" fo:language="en" fo:country="GB"/>
    </style:style>
    <style:style style:name="P33"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9pt" style:font-size-asian="9pt" style:font-size-complex="9pt" fo:language="en" fo:country="GB"/>
    </style:style>
    <style:style style:name="P3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font-size="9pt" style:font-size-asian="9pt" style:font-size-complex="9pt" fo:language="en" fo:country="GB"/>
    </style:style>
    <style:style style:name="P35"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36"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anguage="en" fo:country="GB"/>
    </style:style>
    <style:style style:name="P37"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3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3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4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41"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4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P43"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font-size="9pt" style:font-size-asian="9pt" style:font-size-complex="9pt"/>
    </style:style>
    <style:style style:name="P4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45"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T46" style:parent-style-name="Fuentedepárrafopredeter." style:family="text">
      <style:text-properties fo:letter-spacing="-0.0055in"/>
    </style:style>
    <style:style style:name="P47"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48"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49"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50"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51"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5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53" style:parent-style-name="Párrafodelista" style:family="paragraph">
      <style:paragraph-properties fo:text-align="justify" fo:margin-left="-0.3409in" fo:margin-right="-0.7881in">
        <style:tab-stops>
          <style:tab-stop style:type="left" style:position="0.8326in"/>
          <style:tab-stop style:type="left" style:position="1.3243in"/>
          <style:tab-stop style:type="left" style:position="1.8159in"/>
          <style:tab-stop style:type="left" style:position="2.3076in"/>
          <style:tab-stop style:type="left" style:position="2.7993in"/>
          <style:tab-stop style:type="left" style:position="3.2909in"/>
          <style:tab-stop style:type="right" style:position="6.2465in"/>
        </style:tab-stops>
      </style:paragraph-properties>
      <style:text-properties fo:letter-spacing="-0.0055in"/>
    </style:style>
    <style:style style:name="P54"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55"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56"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57"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58"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59"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60"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61"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62"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63"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64"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65"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66"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67"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68"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69"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70"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71"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72"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style>
    <style:style style:name="T73" style:parent-style-name="Fuentedepárrafopredeter." style:family="text">
      <style:text-properties fo:letter-spacing="-0.0055in"/>
    </style:style>
    <style:style style:name="T74" style:parent-style-name="Fuentedepárrafopredeter." style:family="text">
      <style:text-properties fo:letter-spacing="-0.0055in"/>
    </style:style>
    <style:style style:name="P75"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76"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77"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78"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79"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80"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fo:language="en" fo:country="GB"/>
    </style:style>
    <style:style style:name="P81" style:parent-style-name="Párrafodelista"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82"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style:style>
    <style:style style:name="P83" style:parent-style-name="Normal" style:family="paragraph">
      <style:paragraph-properties fo:text-align="justify" fo:margin-right="-0.788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style:style>
    <style:style style:name="P84" style:parent-style-name="Normal" style:family="paragraph">
      <style:paragraph-properties fo:text-align="justify" fo:margin-left="-0.5909in" fo:margin-right="-0.7881in">
        <style:tab-stops>
          <style:tab-stop style:type="left" style:position="1.0826in"/>
          <style:tab-stop style:type="left" style:position="1.5743in"/>
          <style:tab-stop style:type="left" style:position="2.0659in"/>
          <style:tab-stop style:type="left" style:position="2.5576in"/>
          <style:tab-stop style:type="left" style:position="3.0493in"/>
          <style:tab-stop style:type="left" style:position="3.5409in"/>
          <style:tab-stop style:type="right" style:position="6.4965in"/>
        </style:tab-stops>
      </style:paragraph-properties>
      <style:text-properties fo:letter-spacing="-0.0055in"/>
    </style:style>
    <style:style style:name="P85" style:parent-style-name="Normal"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right" style:position="5.9055in"/>
        </style:tab-stops>
      </style:paragraph-properties>
      <style:text-properties fo:letter-spacing="-0.0055in" fo:font-size="9pt" style:font-size-asian="9pt" style:font-size-complex="9pt"/>
    </style:style>
  </office:automatic-styles>
  <office:body>
    <office:text text:use-soft-page-breaks="true">
      <text:p text:style-name="P1">MEMORIA INFORMÁTICA GRÁFICA</text:p>
      <text:p text:style-name="P2">Iván Sanandrés</text:p>
      <text:p text:style-name="P3">Pedro Casas</text:p>
      <text:p text:style-name="P4">Julen Justo.</text:p>
      <text:p text:style-name="P5"/>
      <text:p text:style-name="P6">PARTE OBLIGATORIA</text:p>
      <text:p text:style-name="P7">1- <text:s/>Lo primero que hemos hecho es dejar de calcular la matriz de proyección en el main, y pasar a calcularla en el método resizeFunc.<text:s text:c="2"/>Para conservar el aspect ratio hemos igualado la matriz de proyección a la identidad, hemos definido la distancia de los planos near y far y el valor de f, el cual será 1/tan(pi/6). Posteriormente hemos iniciado los valores de la matriz de proyección a los siguientes:<text:s/></text:p>
      <text:p text:style-name="P8">Proj[0][0] = f;</text:p>
      <text:p text:style-name="P9">Proj[1][1] = f;</text:p>
      <text:p text:style-name="P10">Proj[2][2] = -(far + near) / (far – near);</text:p>
      <text:p text:style-name="P11">Proj[2][3] = -1;</text:p>
      <text:p text:style-name="P12">Proj[3][2] = (-2 * far * near) / (far – near);</text:p>
      <text:p text:style-name="P13">Proj[3][3] = 0;</text:p>
      <text:p text:style-name="P14">Pero de esta forma, al cambiar el tamaño de la ventana no se conserva el aspect ratio. Para solucionarlo hemos cambiado el valor de Proj[0][0] por f/((float)width/(float)height), de esta manera, escalamos un eje en relación al otro para que al cambiar el tamaño de ventana siempre se mantenga el aspect ratio. <text:s/></text:p>
      <text:p text:style-name="P15">2-<text:s/>Primero hemos creado un nuevo objID, además de una nueva modelMat. Tras esto hemos declarado <text:s/>las matrices de traslación y rotación necesarias en la función idleFunc:</text:p>
      <text:p text:style-name="P16">glm::mat4 A2,R2_1,R2_2,T2;</text:p>
      <text:p text:style-name="P17">A2 es la matriz de traslación, R2_1 Y R2_2 son las matrices de rotación ( R2_1 se utiliza para rotar en el origen de coordenadas, y R2_2 se utiliza para orbitar), y T2 es la matriz en la que se calculan los productos de estas matrices en su debido orden:</text:p>
      <text:p text:style-name="P18">T2 = T1 * R2_2 * A2 * R2_1;</text:p>
      <text:p text:style-name="P19">modelMat2 = T2;</text:p>
      <text:p text:style-name="P20">IGlib::setModelMat(objId2, modelMat2);<text:tab/></text:p>
      <text:p text:style-name="P21">3-<text:s/>Antes de todo, hemos declarado variables globales para la posición de la cámara (camPos), y su orientación (camDir).<text:s/>Hemos declarado<text:s/>en el método keyboardFunc<text:s/>las matrices de traslación<text:s/>(camTrans)<text:s/>y dirección<text:s/>(camDirection)<text:s/>de la cámara, además de establecer una velocidad<text:s/>(camVel)<text:s/>y una velocidad angular<text:s/>(camAngle). Tras esto hemos utilizado una serie de if que comprueban qué tecla se pulsa. Si se pulsa la tecla,<text:s/>a la posición de la cámara se le suma la inversa de la multiplicación de la matriz de dirección con un vector que indica en qué eje se moverá.</text:p>
      <text:p text:style-name="P22">Para girar hemos usado las teclas Q y E. Si se pulsa Q se le resta a la componente Y de camDir la velocidad angular, en cambio si se pulsa E, se le suma.</text:p>
      <text:p text:style-name="P23">if (key == 'q' || key == 'Q')camDir.y -= camAngle;</text:p>
      <text:soft-page-break/>
      <text:p text:style-name="P24">if (key == 'e' || key == 'E')camDir.y += camAngle;</text:p>
      <text:p text:style-name="P25">A partir de camDir calculamos la matriz de rotación camDirection:</text:p>
      <text:p text:style-name="P26">camDirection = glm::rotate(camDirection, camDir.x, glm::vec3(1, 0, 0));</text:p>
      <text:p text:style-name="P27">camDirection = glm::rotate(camDirection, camDir.y, glm::vec3(0, 1, 0));</text:p>
      <text:p text:style-name="P28">camDirection = glm::rotate(camDirection, camDir.z, glm::vec3(0, 0, 1));</text:p>
      <text:p text:style-name="P29"><text:span text:style-name="T30"><text:s/></text:span>Hemos programado para las teclas WASD la siguiente instrucción:</text:p>
      <text:p text:style-name="P31">if (key == 'w' || key == 'W')camPos += glm::inverse(glm::mat3(camDirection)) * glm::vec3(0.0f, 0.0f, camVel);</text:p>
      <text:p text:style-name="P32">if (key == 'a' || key == 'A')camPos += glm::inverse(glm::mat3(camDirection)) * glm::vec3(camVel, 0.0f, 0.0f);</text:p>
      <text:p text:style-name="P33">if (key == 's' || key == 'S')camPos += glm::inverse(glm::mat3(camDirection)) * glm::vec3(0.0f, 0.0f, -camVel);</text:p>
      <text:p text:style-name="P34">if (key == 'd' || key == 'D')camPos += glm::inverse(glm::mat3(camDirection)) * glm::vec3(-camVel, 0.0f, 0.0f);</text:p>
      <text:p text:style-name="P35">Una vez tenemos el valor de camPos actualizado, lo utilizamos para calcular la matriz de traslación, camTrans. La matriz view será:</text:p>
      <text:p text:style-name="P36">view = camDirection * camTrans;</text:p>
      <text:p text:style-name="P37">IGlib::setViewMat(view);</text:p>
      <text:p text:style-name="P38">4- Hemos programado el<text:s/>shader de vértices de manera que toma tres atributos (inPos, inColor, inNormal, inTexCoord), dos variables uniformes (modelViewProj, modelView) y salen de esta etapa dos variables variantes (texCoord, tempNormal).</text:p>
      <text:p text:style-name="P39">En el método main realizamos tres acciones:<text:s/>guardamos en tempNormal la normal transformada, en texCoord guardamos las coordenadas de textura, y asignamos a gl_Position la posición del vértice multiplicada por la matriz modelViewProj.</text:p>
      <text:p text:style-name="P40">En el shader de fragmentos se toman dos variables de entrada que fueron enviadas desde el shader de vértices (texCoord, tempNormal), la variable uniforme colorTex, y como variable de salida, outColor.</text:p>
      <text:p text:style-name="P41"/>
      <text:p text:style-name="P42">En el método main, hemos caluclado el color del vector, de manera que si gl_PrimitiveID es par se pinten las normales respecto a la cámara como color, y si es impar se pinte el color correspondiente a las coordenadas de textura. Para esto, hemos usado el módulo de gl_PrimitiveID con 2, que será 1 si es impar y 0 si es par, gracias a esto podemos evitar el uso de un if que compruebe si es par o impar. De esta manera, out color vendrá definido por la instrucción:<text:s/></text:p>
      <text:p text:style-name="P43">outColor = vec4(texture(colorTex,inTexCoord).rgb * mod(gl_PrimitiveID, 2) + tempnormal.xyz * (1-<text:s/>mod(gl_PrimitiveID, 2)), 1);</text:p>
      <text:p text:style-name="P44">5- Para ambas opciones el shader de vértices es igual. Lo hemos estructurado de la siguiente forma: Recibe tres atributos (inPos, inColor, inTexCoord), dos variables uniformes (modelViewProj, modelView) y una variable de salida (texCoord).</text:p>
      <text:p text:style-name="P45"><text:span text:style-name="T46">En el main guardamos inTexCoord en texCoord, y después asignamos a gl_Position<text:s/></text:span>la posición del vértice multiplicada por la matriz modelViewProj.</text:p>
      <text:p text:style-name="P47">En<text:s/>el<text:s/>shader de fragmentos solamente cambia la función que determina si se descarta o no el fragmento.<text:s/>Tomamos como variable de entrada texCoord, como variable uniforme colorTex, y como variable de salida outColor.</text:p>
      <text:p text:style-name="P48">En el main se asigna como outColor el color de la textura en las coordenadas de textura.</text:p>
      <text:soft-page-break/>
      <text:p text:style-name="P49">Para la opción 1 utilizamos la función outColor.rgb == vec3(0,0,0), si se cumple, se descarta ese fragmento. Para la opción 2 usamos la función !((pow(texCoord.x – 0.5, 2) + pow(texCoord.y – 0.5, 2)) &lt; 0.2)), si se cumple, se descarta ese fragmento.</text:p>
      <text:p text:style-name="P50"/>
      <text:p text:style-name="P51">PARTE OBLIGATORIA</text:p>
      <text:p text:style-name="P52">1-<text:s/>Hemos declarado dos variables globales (cameraY y cameraX) que guardan la posición actual del ratón en pantalla. Lo hemos hecho de forma que solo orbitas si se está pulsando el botón izquierdo del ratón. Por lo tanto en el método mouseFunc, comprobamos si se pulsa el click izquierdo, y en caso de que así sea se ejecuta el siguiente código:</text:p>
      <text:p text:style-name="P53"/>
      <text:p text:style-name="P54">cameraX = x;</text:p>
      <text:p text:style-name="P55">cameraY = y;</text:p>
      <text:p text:style-name="P56">view = glm::mat4(1.0f);</text:p>
      <text:p text:style-name="P57">view = glm::translate(view, glm::normalize(camPos)*distance);</text:p>
      <text:p text:style-name="P58">glm::lookAt(camPos, glm::vec3(0, 0, 0), glm::vec3(0, 1, 0));</text:p>
      <text:p text:style-name="P59">IGlib::setViewMat(view);</text:p>
      <text:p text:style-name="P60"/>
      <text:p text:style-name="P61">Después, en el método mouseMotionFunc, declaramos la variable sensibility para el ratón, que será de tipo float. Tras esto, realizamos las siguientes operaciones sobre la matriz View:</text:p>
      <text:p text:style-name="P62"/>
      <text:p text:style-name="P63">view = glm::rotate(view, (float)sensibility*(x-cameraX) , glm::vec3(0, 1, 0));</text:p>
      <text:p text:style-name="P64">view = glm::rotate(view, (float)sensibility*(y - cameraY), glm::vec3(view[0].x, view[1].x, view[2].x));</text:p>
      <text:p text:style-name="P65"/>
      <text:p text:style-name="P66">La primera de estas operaciones rota respecto al eje Y los grados correspondientes al movimiento del ratón y a la sensibilidad. La segunda rota respecto al vector X de la cámara, que extraemos directamente de la primera fila de la matriz View de la cámara. Tras esto actualizamos las variables cameraX y cameraY a los nuevos valores X e Y del ratón. Las variables cameraX y cameraY se han utilizado para poder calcular el desplazamiento del ratón en el último frame.</text:p>
      <text:p text:style-name="P67"/>
      <text:p text:style-name="P68">Para terminar, le indicamos a IGlib que tiene que utilizar como matriz View nuestra matriz View, la cual ha sido calculada en este método.</text:p>
      <text:p text:style-name="P69"/>
      <text:p text:style-name="P70">3- <text:s/>Lo hemos programado de manera que el shader de vértices tome como atributos las variables inPos, inColor e inTexCoord; como variables uniformes modelViewProj y modelView; y tenga como salida texCoord.</text:p>
      <text:p text:style-name="P71"/>
      <text:p text:style-name="P72"><text:span text:style-name="T73">En el método main asignamos a texCoord el valor de inTexCoord</text:span><text:span text:style-name="T74">,<text:s/></text:span>y asignamos a gl_Position la posición del vértice multiplicada por la matriz modelViewProj.</text:p>
      <text:p text:style-name="P75">En el shader de fragmentos tomamos como variable de entrada texCoord, la cual ha sido enviada desde el shader de vértices, toma como unforme colorTex, y su salida es outColor.</text:p>
      <text:p text:style-name="P76"/>
      <text:p text:style-name="P77">En el main, a outColor le asigna el valor del color correspondiente a la coordenada de textura, y después utiliza una función que en el caso de cumplirse, se descarta el fragmento. Esta función está pensada para que se pinte un triángulo en cada cara del cubo.<text:s/>La función es la siguiente:</text:p>
      <text:p text:style-name="P78"/>
      <text:p text:style-name="P79">If(texCoord.x &lt; texCoord.y/2 || (1 – texCoord.x) &lt; texCoord.y/2) discard;</text:p>
      <text:p text:style-name="P80"/>
      <text:p text:style-name="P81">5-<text:s/>Nos parecería una<text:s/>buena idea que se incluyese en la parte opcional un ejercicio en el cual se le añadiese a la cámara un modo automático que la moviese de objeto en objeto, utilizando splines cúbicos, u otro tipo de curvas, de manera que tuviese un<text:s/><text:soft-page-break/>movimiento suave, sin necesidad de utilizar ninguna tecla. Además, como bonus del ejercicio, podría plantearse que la cámara siempre estuviera mirando hacia el objeto al que está siguiendo.</text:p>
      <text:p text:style-name="P82"/>
      <text:p text:style-name="P83"/>
      <text:p text:style-name="P84"><text:s/></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text:list-style style:name="LFO7">
      <text:list-level-style-number text:level="1" style:num-suffix="-" style:num-format="1">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text:list-style style:name="LFO8">
      <text:list-level-style-number text:level="1" style:num-suffix="-" style:num-format="1">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án Sanandrés Gutiérrez</meta:initial-creator>
    <dc:creator>Iván Sanandrés Gutiérrez</dc:creator>
    <meta:creation-date>2018-10-13T17:43:00Z</meta:creation-date>
    <dc:date>2018-10-13T20:01:00Z</dc:date>
    <meta:template xlink:href="Normal" xlink:type="simple"/>
    <meta:editing-cycles>3</meta:editing-cycles>
    <meta:editing-duration>PT8280S</meta:editing-duration>
    <meta:document-statistic meta:page-count="4" meta:paragraph-count="16" meta:word-count="1290" meta:character-count="8372" meta:row-count="59" meta:non-whitespace-character-count="7098"/>
  </office:meta>
</office:document-meta>
</file>